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38000000DEC3C6363D42455E18.png" manifest:media-type="image/png"/>
  <manifest:file-entry manifest:full-path="Pictures/10000201000004250000020CA3C2E0D238D5539A.png" manifest:media-type="image/png"/>
  <manifest:file-entry manifest:full-path="Pictures/100002010000046E00000284339922AA14703615.png" manifest:media-type="image/png"/>
  <manifest:file-entry manifest:full-path="Pictures/10000201000001D1000001016E58C560ED9A3009.png" manifest:media-type="image/png"/>
  <manifest:file-entry manifest:full-path="Pictures/10000201000001C4000000F4F9345BDCAF36DE3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rame_20_contents">
      <style:text-properties officeooo:rsid="000282ab" officeooo:paragraph-rsid="000282ab"/>
    </style:style>
    <style:style style:name="P2" style:family="paragraph" style:parent-style-name="Frame_20_contents">
      <style:paragraph-properties fo:text-align="center" style:justify-single-word="false"/>
      <style:text-properties fo:font-size="18pt" officeooo:rsid="000282ab" officeooo:paragraph-rsid="000282ab" style:font-size-asian="18pt" style:font-size-complex="18pt"/>
    </style:style>
    <style:style style:name="P3" style:family="paragraph" style:parent-style-name="Standard">
      <style:paragraph-properties fo:break-before="pag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6pt solid #000000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3" text:anchor-type="page" text:anchor-page-number="1" svg:x="3.373cm" svg:y="15.954cm" svg:width="12.023cm" svg:height="4.699cm" draw:z-index="3">
        <draw:image xlink:href="Pictures/1000020100000238000000DEC3C6363D42455E18.png" xlink:type="simple" xlink:show="embed" xlink:actuate="onLoad" loext:mime-type="image/png"/>
      </draw:frame>
      <text:p text:style-name="Standard"><draw:frame draw:style-name="fr1" draw:name="Frame1" text:anchor-type="paragraph" svg:x="-1.471cm" svg:y="-2cm" svg:width="20.219cm" draw:z-index="0"><draw:text-box fo:min-height="26.056cm"><text:p text:style-name="Frame_20_contents"/><text:p text:style-name="P1"><draw:frame draw:style-name="fr3" draw:name="Image6" text:anchor-type="paragraph" svg:x="1.244cm" svg:y="4.152cm" svg:width="17.928cm" svg:height="10.179cm" draw:z-index="6"><draw:image xlink:href="Pictures/100002010000046E00000284339922AA14703615.png" xlink:type="simple" xlink:show="embed" xlink:actuate="onLoad" loext:mime-type="image/png"/></draw:frame></text:p><text:p text:style-name="P1"/><text:p text:style-name="P1"><draw:frame draw:style-name="fr3" draw:name="Image1" text:anchor-type="paragraph" svg:x="-0.152cm" svg:y="0.189cm" svg:width="17.829cm" svg:height="0.041cm" draw:z-index="2"><draw:image xlink:href="Pictures/10000201000004250000020CA3C2E0D238D5539A.png" xlink:type="simple" xlink:show="embed" xlink:actuate="onLoad" loext:mime-type="image/png"/></draw:frame></text:p><text:p text:style-name="P1"/><text:p text:style-name="P1"/><text:p text:style-name="P2">day3 internship</text:p><text:p text:style-name="P1"/><text:p text:style-name="P1"><draw:frame draw:style-name="fr3" draw:name="Image5" text:anchor-type="paragraph" svg:x="3.572cm" svg:y="15.651cm" svg:width="9.843cm" svg:height="5.44cm" draw:z-index="5"><draw:image xlink:href="Pictures/10000201000001D1000001016E58C560ED9A3009.png" xlink:type="simple" xlink:show="embed" xlink:actuate="onLoad" loext:mime-type="image/png"/></draw:frame></text:p></draw:text-box></draw:frame></text:p>
      <text:p text:style-name="P3"><draw:frame draw:style-name="fr2" draw:name="Frame3" text:anchor-type="paragraph" svg:x="-0.859cm" svg:y="0.178cm" svg:width="18.138cm" draw:z-index="1"><draw:text-box fo:min-height="25.822cm"><text:p text:style-name="Frame_20_contents"><draw:frame draw:style-name="fr3" draw:name="Image4" text:anchor-type="paragraph" svg:x="2.069cm" svg:y="11.589cm" svg:width="9.567cm" svg:height="5.165cm" draw:z-index="4"><draw:image xlink:href="Pictures/10000201000001C4000000F4F9345BDCAF36DE32.png" xlink:type="simple" xlink:show="embed" xlink:actuate="onLoad" loext:mime-type="image/png"/></draw:frame><draw:frame draw:style-name="fr3" draw:name="Image2" text:anchor-type="paragraph" svg:x="1.776cm" svg:y="2.709cm" svg:width="15.623cm" svg:height="7.713cm" draw:z-index="7"><draw:image xlink:href="Pictures/10000201000004250000020CA3C2E0D238D5539A.png" xlink:type="simple" xlink:show="embed" xlink:actuate="onLoad" loext:mime-type="image/png"/></draw:fram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26T19:56:51.871000000</meta:creation-date>
    <dc:date>2024-05-26T20:55:15.788000000</dc:date>
    <meta:editing-duration>PT9M3S</meta:editing-duration>
    <meta:editing-cycles>3</meta:editing-cycles>
    <meta:generator>Neat_Office/6.2.8.2$Windows_x86 LibreOffice_project/</meta:generator>
    <meta:document-statistic meta:table-count="0" meta:image-count="6" meta:object-count="0" meta:page-count="2" meta:paragraph-count="1" meta:word-count="2" meta:character-count="15" meta:non-whitespace-character-count="14"/>
  </office:meta>
</office:document-meta>
</file>